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Util.isError( javax . faces . component . UIInput ui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nentUtil.getComponentId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Util.findFor(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nentUtil.getBooleanAttribute( UIComponent component ,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mponentUtil.getIntAttribute( UIComponent compon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Util.findPage( FacesContext context ,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ponentUtil.findPage(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nentUtil.getCharakterAttribute( UIComponent compon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Util.getLayoutRenderer( FacesContext facesContext , String family , String renderer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mponentUtil.mayUpdateModel(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Util.provideLabel( FacesContext facesContext , UIComponent compon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mponentUtil.removePx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nentUtil.getAsInt(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onentUtil.getCharacterAttribute( UIComponent component ,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mponentUtil.getIntAttribute( UIComponent component , String name , int default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mponentUtil.isError(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nentUtil.findClientIdFor( UIComponent component , FacesContext faces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ponentUtil.isInPopup(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nentUtil.getIntValue( ValueBinding value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Util.setStyleClasses( UIComponent component , String styleClass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mponentUtil.setValueBinding( UIComponent component , String name , String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nentUtil.setValueChangeListener( EditableValueHolder valueHolder , String valueChangeListe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ponentUtil.createValueBinding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Util.getFirstGraphicChild(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onentUtil.containsPopupActionListener( UICommand comma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nentUtil.splitList( String render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Util.getStringAttribute( UIComponent compon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Util.findSubForms(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nentUtil.getFacesMessageAsString( FacesContext facesContext ,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ponentUtil.hasSelectedValue( List &lt; SelectItem &gt; items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nentUtil.setMarkup( UIComponent markupComponent , String marku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ponentUtil.getFirstNonGraphicChild(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mponentUtil.isHoverEnabled(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Util.getRenderer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Util.setConverter( ValueHolder valueHolder , String converter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mponentUtil.mayValidate(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Util.setIntegerSizeProperty( UIComponent component , String nam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nentUtil.setValidator( EditableValueHolder editableValueHolder , String valida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nentUtil.findSubForms( List &lt; AbstractUIForm &gt; collect ,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onentUtil.setConverter( UIComponent component , String converter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nentUtil.getMarkupBinding( FacesContext facesContext , SupportsMarkup compon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mponentUtil.findPageBreadthFirst( UIComponent compon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mponentUtil.createActionListener( String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mponentUtil.isInActiveForm(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mponentUtil.createPickerId( FacesContext facesContext , UIComponent component , String post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Util.findForm(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nentUtil.findPage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Util.isFacetOf( UIComponent component , UIComponent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nentUtil.hasErrorMessages( Faces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nentUtil.setValueForValueBinding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nentUtil.getRenderer( FacesContext facesContext , String family , String renderer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mponentUtil.getAttribute( UIComponent componen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nentUtil.setActionListener( ActionSource command , String actionListe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ponentUtil.setAction( ActionSource component , String a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mponentUtil.getRendererBase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Util.getObjectAttribute( UIComponent compon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Util.getRendererBase( FacesContext facesContext , String family , String renderer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mponentUtil.setStringProperty( UIComponent component , String nam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nentUtil.findParameter( UIComponent component ,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mponentUtil.isOutputOnly(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Util.Component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onentUtil.resetPage( Faces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nentUtil.getRendererInternal( FacesContext facesContext , String family , String render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nentUtil.findComponent( UIComponent from , String relative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